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438">
            <text:p>Hel-438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6865.0">
            <text:p>6865.0</text:p>
          </table:table-cell>
          <table:table-cell office:value-type="float" office:value="213.0">
            <text:p>21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454">
            <text:p>Hel-454</text:p>
          </table:table-cell>
          <table:table-cell office:value-type="float" office:value="68.65">
            <text:p>68.65</text:p>
          </table:table-cell>
          <table:table-cell office:value-type="float" office:value="-51.25">
            <text:p>-51.25</text:p>
          </table:table-cell>
          <table:table-cell office:value-type="float" office:value="6965.0">
            <text:p>6965.0</text:p>
          </table:table-cell>
          <table:table-cell office:value-type="float" office:value="213.0">
            <text:p>21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5">
            <text:p>AA39665</text:p>
          </table:table-cell>
          <table:table-cell office:value-type="float" office:value="68.637">
            <text:p>68.637</text:p>
          </table:table-cell>
          <table:table-cell office:value-type="float" office:value="-50.983">
            <text:p>-50.983</text:p>
          </table:table-cell>
          <table:table-cell office:value-type="float" office:value="7733.0">
            <text:p>7733.0</text:p>
          </table:table-cell>
          <table:table-cell office:value-type="float" office:value="56.0">
            <text:p>56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38">
            <text:p>56.3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4">
            <text:p>AA39664</text:p>
          </table:table-cell>
          <table:table-cell office:value-type="float" office:value="68.629">
            <text:p>68.629</text:p>
          </table:table-cell>
          <table:table-cell office:value-type="float" office:value="-50.963">
            <text:p>-50.963</text:p>
          </table:table-cell>
          <table:table-cell office:value-type="float" office:value="7414.0">
            <text:p>7414.0</text:p>
          </table:table-cell>
          <table:table-cell office:value-type="float" office:value="72.0">
            <text:p>72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0">
            <text:p>56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1">
            <text:p>AA39661</text:p>
          </table:table-cell>
          <table:table-cell office:value-type="float" office:value="68.624">
            <text:p>68.624</text:p>
          </table:table-cell>
          <table:table-cell office:value-type="float" office:value="-50.936">
            <text:p>-50.936</text:p>
          </table:table-cell>
          <table:table-cell office:value-type="float" office:value="7059.0">
            <text:p>7059.0</text:p>
          </table:table-cell>
          <table:table-cell office:value-type="float" office:value="62.0">
            <text:p>62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3.62">
            <text:p>43.62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0">
            <text:p>AA39660</text:p>
          </table:table-cell>
          <table:table-cell office:value-type="float" office:value="68.623">
            <text:p>68.623</text:p>
          </table:table-cell>
          <table:table-cell office:value-type="float" office:value="-50.924">
            <text:p>-50.924</text:p>
          </table:table-cell>
          <table:table-cell office:value-type="float" office:value="6490.0">
            <text:p>6490.0</text:p>
          </table:table-cell>
          <table:table-cell office:value-type="float" office:value="75.0">
            <text:p>7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3.27">
            <text:p>33.27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9">
            <text:p>AA39659</text:p>
          </table:table-cell>
          <table:table-cell office:value-type="float" office:value="68.668">
            <text:p>68.668</text:p>
          </table:table-cell>
          <table:table-cell office:value-type="float" office:value="-51.122">
            <text:p>-51.122</text:p>
          </table:table-cell>
          <table:table-cell office:value-type="float" office:value="8585.0">
            <text:p>8585.0</text:p>
          </table:table-cell>
          <table:table-cell office:value-type="float" office:value="86.0">
            <text:p>86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9.11">
            <text:p>89.1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8">
            <text:p>AA39658</text:p>
          </table:table-cell>
          <table:table-cell office:value-type="float" office:value="68.642">
            <text:p>68.642</text:p>
          </table:table-cell>
          <table:table-cell office:value-type="float" office:value="-51.078">
            <text:p>-51.078</text:p>
          </table:table-cell>
          <table:table-cell office:value-type="float" office:value="7741.0">
            <text:p>7741.0</text:p>
          </table:table-cell>
          <table:table-cell office:value-type="float" office:value="71.0">
            <text:p>71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56">
            <text:p>56.56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7">
            <text:p>AA39657</text:p>
          </table:table-cell>
          <table:table-cell office:value-type="float" office:value="68.661">
            <text:p>68.661</text:p>
          </table:table-cell>
          <table:table-cell office:value-type="float" office:value="-51.123">
            <text:p>-51.123</text:p>
          </table:table-cell>
          <table:table-cell office:value-type="float" office:value="6812.0">
            <text:p>6812.0</text:p>
          </table:table-cell>
          <table:table-cell office:value-type="float" office:value="61.0">
            <text:p>61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84">
            <text:p>35.8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6">
            <text:p>AA39656</text:p>
          </table:table-cell>
          <table:table-cell office:value-type="float" office:value="68.662">
            <text:p>68.662</text:p>
          </table:table-cell>
          <table:table-cell office:value-type="float" office:value="-51.107">
            <text:p>-51.107</text:p>
          </table:table-cell>
          <table:table-cell office:value-type="float" office:value="5682.0">
            <text:p>5682.0</text:p>
          </table:table-cell>
          <table:table-cell office:value-type="float" office:value="75.0">
            <text:p>7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4">
            <text:p>16.4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28">
            <text:p>Hel-328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6380.0">
            <text:p>6380.0</text:p>
          </table:table-cell>
          <table:table-cell office:value-type="float" office:value="134.0">
            <text:p>134.0</text:p>
          </table:table-cell>
          <table:table-cell office:value-type="string" office:value="Clamys islandica">
            <text:p>C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1">
            <text:p>14.1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29">
            <text:p>Hel-329</text:p>
          </table:table-cell>
          <table:table-cell office:value-type="float" office:value="68.517">
            <text:p>68.517</text:p>
          </table:table-cell>
          <table:table-cell office:value-type="float" office:value="-51.65">
            <text:p>-51.65</text:p>
          </table:table-cell>
          <table:table-cell office:value-type="float" office:value="8245.0">
            <text:p>8245.0</text:p>
          </table:table-cell>
          <table:table-cell office:value-type="float" office:value="154.0">
            <text:p>154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4">
            <text:p>K-1814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6765.0">
            <text:p>6765.0</text:p>
          </table:table-cell>
          <table:table-cell office:value-type="float" office:value="124.0">
            <text:p>124.0</text:p>
          </table:table-cell>
          <table:table-cell office:value-type="string" office:value="Mya truncata, Pecten islandicus, Macoma calcarea">
            <text:p>Mya truncata, Pecten islandicus,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6">
            <text:p>K-1816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5275.0">
            <text:p>5275.0</text:p>
          </table:table-cell>
          <table:table-cell office:value-type="float" office:value="115.0">
            <text:p>115.0</text:p>
          </table:table-cell>
          <table:table-cell office:value-type="string" office:value="Zirphaea crispata, Mya truncata, Hiatella arctica">
            <text:p>Zirphaea crispata, 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.8">
            <text:p>6.8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7">
            <text:p>K-1817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7435.0">
            <text:p>7435.0</text:p>
          </table:table-cell>
          <table:table-cell office:value-type="float" office:value="134.0">
            <text:p>134.0</text:p>
          </table:table-cell>
          <table:table-cell office:value-type="string" office:value="Balanus hammeri">
            <text:p>Balanus hammeri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30">
            <text:p>Hel-330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5456.0">
            <text:p>5456.0</text:p>
          </table:table-cell>
          <table:table-cell office:value-type="float" office:value="144.0">
            <text:p>144.0</text:p>
          </table:table-cell>
          <table:table-cell office:value-type="string" office:value="Zirphaea crispata">
            <text:p>Zirphaea crisp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9">
            <text:p>12.9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5">
            <text:p>K-1815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6225.0">
            <text:p>6225.0</text:p>
          </table:table-cell>
          <table:table-cell office:value-type="float" office:value="115.0">
            <text:p>115.0</text:p>
          </table:table-cell>
          <table:table-cell office:value-type="string" office:value="Pecten islandicus">
            <text:p>Pecten is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71">
            <text:p>Hel-371</text:p>
          </table:table-cell>
          <table:table-cell office:value-type="float" office:value="68.65">
            <text:p>68.65</text:p>
          </table:table-cell>
          <table:table-cell office:value-type="float" office:value="-51.25">
            <text:p>-51.25</text:p>
          </table:table-cell>
          <table:table-cell office:value-type="float" office:value="7095.0">
            <text:p>709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6">
            <text:p>Hel-366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7186.0">
            <text:p>7186.0</text:p>
          </table:table-cell>
          <table:table-cell office:value-type="float" office:value="163.0">
            <text:p>163.0</text:p>
          </table:table-cell>
          <table:table-cell office:value-type="string" office:value="Mytilus edulus">
            <text:p>Mytilus edul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7">
            <text:p>Hel-367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6445.0">
            <text:p>6445.0</text:p>
          </table:table-cell>
          <table:table-cell office:value-type="float" office:value="154.0">
            <text:p>154.0</text:p>
          </table:table-cell>
          <table:table-cell office:value-type="string" office:value="Mytilus edulus">
            <text:p>Mytilus edul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8">
            <text:p>Hel-368</text:p>
          </table:table-cell>
          <table:table-cell office:value-type="float" office:value="68.517">
            <text:p>68.517</text:p>
          </table:table-cell>
          <table:table-cell office:value-type="float" office:value="-51.633">
            <text:p>-51.633</text:p>
          </table:table-cell>
          <table:table-cell office:value-type="float" office:value="8285.0">
            <text:p>8285.0</text:p>
          </table:table-cell>
          <table:table-cell office:value-type="float" office:value="252.0">
            <text:p>252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9">
            <text:p>Hel-369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7615.0">
            <text:p>7615.0</text:p>
          </table:table-cell>
          <table:table-cell office:value-type="float" office:value="173.0">
            <text:p>17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70">
            <text:p>Hel-370</text:p>
          </table:table-cell>
          <table:table-cell office:value-type="float" office:value="68.633">
            <text:p>68.633</text:p>
          </table:table-cell>
          <table:table-cell office:value-type="float" office:value="-51.167">
            <text:p>-51.167</text:p>
          </table:table-cell>
          <table:table-cell office:value-type="float" office:value="7085.0">
            <text:p>7085.0</text:p>
          </table:table-cell>
          <table:table-cell office:value-type="float" office:value="163.0">
            <text:p>16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8.4">
            <text:p>18.4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2019">
            <text:p>K-2019</text:p>
          </table:table-cell>
          <table:table-cell office:value-type="float" office:value="68.617">
            <text:p>68.617</text:p>
          </table:table-cell>
          <table:table-cell office:value-type="float" office:value="-50.667">
            <text:p>-50.667</text:p>
          </table:table-cell>
          <table:table-cell office:value-type="float" office:value="6785.0">
            <text:p>6785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string" office:value="Weidick1974">
            <text:p>Weidick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